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lats speech</text:p>
      <text:p text:style-name="Standard"/>
      <text:p text:style-name="Standard">I am sick and tired of all of this, this is the first time ive had to pre-write a speech for words that I thought about ten hours ago. The way this office hasd treated me over the past year and a half is absoultely embarrassing, I have never been treated this poorly by people whos pay checks are written from me wanting to live there. <text:s/>One member of this office, and you know who you are, accused me of controlling the wind and even had the audacity to follow me with his BS accusation. <text:s/>This office has had it out for me ever since I decided to sign on, and this is truly unprecidented. <text:s/>The Flats has been nothing but trouble for me and everyone in it from their poor officiating to their shitty mail service, and even to the fact that they did not even have the common courtesy to fix the power at the same time as their office in building A. <text:s/>I love building A, I love the people in it, I love everything about it, go figure the flats officials place me in building B just to screw with me. <text:s/>Compacted on top of this is the fact that the neglegence of florida power has allowed you all to act like your above the laws of the world just because of the name tag on your shirt. <text:s/>Leaving residents till they are fed up is never a good option, yet it seems to be the option taken by the flats staff everytime, I have seen these guys fucking around playing ping pong instead of opening the office on time. <text:s/>This ineptitude has gone un punished for too long, for too long have the residents here been at the whims of some elitist fraternity scumbag who gets the job because he knew how to rape girls and get away with it. <text:s/>This bull will not stand any longer <text:s/>either the flats begins to treat it's residents with the same respect as other buildings or I will go on social media in every regard and make sure the flats has the equivalent of a one star rating on Yelp. <text:s/>The only member of the flats staff who has even been remotley nice to me is the police officer, the courtesy officer that lives in the building. <text:s/>He has been nice, helpful and understanding since my first day in the building, made me feel at home, the rest of the staff except for one person (you know who you are) has been nothing short of cross when taking to me, for even something as simple as getting a package. <text:s/>This agression will not stand, I will not stand idley by as a bunch of entitled students take advantage of my fellow residents, this is a call to action, this is your chance officials to Nuten the hell up, get your shit together! <text:s/>This is not that hard, <text:s/>it's the easiest job in the world and you guys seem to be screwing that up. <text:s/>This is unbelieveable and completely embarassing, you have excersized your futility for the last time, either you get your shit together or I will have legal recourse to take you down. <text:s/>The flats has boasted to be the most expensive on the block, but when your services are less than Monticello, then I have serious problems with tha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21:09:53</meta:creation-date>
    <meta:document-statistic meta:table-count="0" meta:image-count="0" meta:object-count="0" meta:page-count="1" meta:paragraph-count="2" meta:word-count="565" meta:character-count="2965"/>
    <dc:date>2017-09-12T09:37:07</dc:date>
    <meta:editing-duration>PT11H48M25S</meta:editing-duration>
    <meta:editing-cycles>1</meta:editing-cycles>
    <meta:generator>OpenOffice.org/3.4.1$Unix OpenOffice.org_project/341m1$Build-9593</meta:generator>
  </office:meta>
</office:document-meta>
</file>